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ec31" officeooo:paragraph-rsid="0005ec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/TC:0 tee_ta_init_pseudo_ta_session:274 Lookup pseudo TA 8aaaf200-2450-11e4-abe4-0002a5d5c51b</text:p>
      <text:p text:style-name="P1">D/TC:0 load_elf:829 Lookup user TA ELF 8aaaf200-2450-11e4-abe4-0002a5d5c51b (Secure Storage TA)</text:p>
      <text:p text:style-name="P1">DBG [133] TEES:spawn_thread:539: Spawning a new thread</text:p>
      <text:p text:style-name="P1">DBG [148] TEES:process_one_request:570: looping</text:p>
      <text:p text:style-name="P1">DBG [133] TEES:process_one_request:570: looping</text:p>
      <text:p text:style-name="P1">DBG [148] TEES:process_one_request:570: looping</text:p>
      <text:p text:style-name="P1">DBG [133] TEES:process_one_request:570: looping</text:p>
      <text:p text:style-name="P1">DBG [148] TEES:process_one_request:570: looping</text:p>
      <text:p text:style-name="P1">DBG [133] TEES:process_one_request:570: looping</text:p>
      <text:p text:style-name="P1">DBG [148] TEES:process_one_request:570: looping</text:p>
      <text:p text:style-name="P1">DBG [133] TEES:process_one_request:570: looping</text:p>
      <text:p text:style-name="P1">DBG [148] TEES:process_one_request:570: looping</text:p>
      <text:p text:style-name="P1">DBG [133] TEES:process_one_request:570: looping</text:p>
      <text:p text:style-name="P1">DBG [148] TEES:process_one_request:570: looping</text:p>
      <text:p text:style-name="P1">DBG [133] TEES:process_one_request:570: looping</text:p>
      <text:p text:style-name="P1">DBG [148] TEES:D/TC:0 load_elf:829 Lookup user TA ELF 8aaaf200-2450-11e4-abe4-0002a5d5c51b (REE)</text:p>
      <text:p text:style-name="P1">process_oneD/TC:0 tee_ta_open_session:540 init session failed 0xffff0008</text:p>
      <text:p text:style-name="P1">_request:570: looping</text:p>
      <text:p text:style-name="P1">DBG [133] TEES:process_one_request:570: looping</text:p>
      <text:p text:style-name="P1">DBG [148] TEES:process_one_request:570: looping</text:p>
      <text:p text:style-name="P1">DBG [148] TEES:process_one_request:570: looping</text:p>
      <text:p text:style-name="P1">DBG [133] TEES:process_one_request:570: looping</text:p>
      <text:p text:style-name="P1">DBG [148] TEES:process_one_request:570: looping</text:p>
      <text:p text:style-name="P1">DBG [133] TEES:process_one_request:570: looping</text:p>
      <text:p text:style-name="P1">DBG [148] TEES:process_one_request:570: looping</text:p>
      <text:p text:style-name="P1">DBG [148] TEES:process_one_request:570: looping</text:p>
      <text:p text:style-name="P1">DBG [133] TEES:try_load_secure_module:118: Attempt to load /tmp/optee_armtz/8aaaf200-2450-11e4-abe4-0002a5d5c51b.ta</text:p>
      <text:p text:style-name="P1">DBG [133] TEES:try_load_secure_module:127: failed to open the ta /tmp/optee_armtz/8aaaf200-2450-11e4-abe4-0002a5d5c51b.ta TA-file</text:p>
      <text:p text:style-name="P1">DBG [133] TEES:try_load_secure_module:118: Attempt to load /tmp/optee_armtz/8aaaf200-2450-11e4-abe40002a5d5c51b.ta</text:p>
      <text:p text:style-name="P1">DBG [133] TEES:try_load_secure_module:127: failed to open the ta /tmp/optee_armtz/8aaaf200-2450-11e4-abe40002a5d5c51b.ta TA-file</text:p>
      <text:p text:style-name="P1">DBG [133] TEES:try_load_secure_module:118: Attempt to load /lib/optee_armtz/8aaaf200-2450-11e4-abe4-0002a5d5c51b.ta</text:p>
      <text:p text:style-name="P1">DBG [133] TEES:try_load_secure_module:127: failed to open the ta /lib/optee_armtz/8aaaf200-2450-11e4-abe4-0002a5d5c51b.ta TA-file</text:p>
      <text:p text:style-name="P1">DBG [133] TEES:try_load_secure_module:118: Attempt to load /lib/optee_armtz/8aaaf200-2450-11e4-abe40002a5d5c51b.ta</text:p>
      <text:p text:style-name="P1">DBG [133] TEES:try_load_secure_module:127: failed to open the ta /lib/optee_armtz/8aaaf200-2450-11e4-abe40002a5d5c51b.ta TA-file</text:p>
      <text:p text:style-name="P1">ERR [133] TEES:load_ta:273: <text:s text:c="2"/>TA not found</text:p>
      <text:p text:style-name="P1">DBG [133] TEES:process_one_request:570: looping</text:p>
      <text:p text:style-name="P1">DBG [148] TEES:process_one_request:570: looping</text:p>
      <text:p text:style-name="P1">optee_tarani_example: TEEC_Opensession failed with code 0xffff0008 origin 0x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1T16:08:30.259203249</meta:creation-date>
    <dc:date>2018-07-11T16:09:14.759388497</dc:date>
    <meta:editing-duration>PT45S</meta:editing-duration>
    <meta:editing-cycles>1</meta:editing-cycles>
    <meta:document-statistic meta:table-count="0" meta:image-count="0" meta:object-count="0" meta:page-count="1" meta:paragraph-count="38" meta:word-count="211" meta:character-count="2557" meta:non-whitespace-character-count="2382"/>
    <meta:generator>LibreOffice/5.1.6.2$Linux_X86_64 LibreOffice_project/10m0$Build-2</meta:generator>
  </office:meta>
</office:document-meta>
</file>